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1" svg:font-family="Wingdings" style:font-charset="x-symbol"/>
    <style:font-face style:name="Consolas" svg:font-family="Consolas, 'Liberation Mono', Menlo, Courier, monospace"/>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Wingdings" svg:font-family="Wingdings"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loext:contextual-spacing="false" fo:margin-top="0cm" fo:margin-bottom="0.282cm" fo:line-height="108%"/>
    </style:style>
    <style:style style:name="P4" style:family="paragraph" style:parent-style-name="Heading_20_1">
      <style:paragraph-properties fo:break-before="page"/>
    </style:style>
    <style:style style:name="P5" style:family="paragraph" style:parent-style-name="Standard_20__28_user_29_">
      <style:paragraph-properties fo:text-align="center" style:justify-single-word="false"/>
    </style:style>
    <style:style style:name="P6" style:family="paragraph" style:parent-style-name="Standard_20__28_user_29_">
      <style:paragraph-properties fo:text-align="center" style:justify-single-word="false"/>
      <style:text-properties fo:font-size="16pt" style:font-size-asian="16pt"/>
    </style:style>
    <style:style style:name="P7" style:family="paragraph" style:parent-style-name="Standard_20__28_user_29_" style:master-page-name="Standard">
      <style:paragraph-properties fo:text-align="center" style:justify-single-word="false" style:page-number="auto"/>
      <style:text-properties fo:font-size="16pt" style:font-size-asian="16pt"/>
    </style:style>
    <style:style style:name="P8" style:family="paragraph" style:parent-style-name="Standard_20__28_user_29_">
      <style:paragraph-properties fo:text-align="center" style:justify-single-word="false"/>
      <style:text-properties fo:font-size="14pt" style:font-size-asian="14pt"/>
    </style:style>
    <style:style style:name="P9" style:family="paragraph" style:parent-style-name="Standard" style:list-style-name="L1"/>
    <style:style style:name="P10" style:family="paragraph" style:parent-style-name="Standard" style:list-style-name="L2"/>
    <style:style style:name="P11" style:family="paragraph" style:parent-style-name="List_20_Paragraph" style:list-style-name="WWNum4"/>
    <style:style style:name="T1" style:family="text">
      <style:text-properties style:font-name="Wingdings" style:font-name-asian="Wingdings2" style:font-name-complex="Wingdings2"/>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Jeu Connexion</text:p>
      <text:p/>
      <text:p>Ivan Dromigny--Chevreuil, Killian Fretaud</text:p>
      <text:p>Groupe 501A</text:p>
      <text:p>Licence 3 Informatique</text:p>
      <text:p>2016 -2017</text:p>
      <text:p text:style-name="P3"/>
      <text:h text:style-name="P4" text:outline-level="1">Introduction</text:h>
      <text:p text:style-name="Standard"><text:tab/></text:p>
      <text:p text:style-name="Standard"/>
      <text:p text:style-name="Standard">Commande de compilation et d’exécution : </text:p>
      <text:p text:style-name="Standard">javac java\*.java –d .\class &amp;&amp; java </text:p>
      <text:h text:style-name="Heading_20_1" text:outline-level="1">1. Les structures de données utilisées </text:h>
      <text:p text:style-name="Standard"><text:tab/>Afin de parvenir à la résolution du problème, nous avons utilisé plusieurs structures de données :</text:p>
      <text:list xml:id="list137501653921767911" text:style-name="WWNum4">
        <text:list-item>
          <text:p text:style-name="P11">Classe-Union : Elle-même représenté par arbre sous forme de tableau.</text:p>
        </text:list-item>
        <text:list-item>
          <text:p text:style-name="P11"/>
        </text:list-item>
      </text:list>
      <text:p text:style-name="Standard"/>
      <text:h text:style-name="Heading_20_1" text:outline-level="1">2. Méthodes obligatoires</text:h>
      <text:p text:style-name="Standard"/>
      <text:p text:style-name="Standard">On admettra pour plus de simplicité, et cela pour toutes les descriptions suivante que :<text:tab/>- TCase est le tableau contenant les cases de la grille. Que pour des coordonnées (x,y), on y accède par TCase[x+y*taille_], taille_ étant la largeur (ou longueur la grille étant carré) de la grille.</text:p>
      <text:p text:style-name="Standard"><text:tab/><text:tab/><text:tab/>- TComp est le tableau contenant les composantes de chaque case. Idem que pour TCase en ce qui concerne l'accès.</text:p>
      <text:p text:style-name="Standard"><text:tab/><text:tab/><text:tab/>- Donc (TCase.taille = TComp.taille) = taille_</text:p>
      <text:p text:style-name="Standard"><text:tab/><text:tab/><text:tab/>- Tcomp[x].all renvoie tout les éléments appartenant à la même composante. </text:p>
      <text:p text:style-name="Standard"><text:tab/><text:tab/><text:tab/>- Bien que certaines fonctions on été implémenté avec au moins deux paramètres - étant les coordonnées x et y d'une case à tester -, nous les avons par la suite écrite avec un seul paramètre au lieu de deux afin de simplifier la lecture du code – pour ne pas à avoir à écrire posCase%taille_ pour le x et posCase/taille_ pour le y.</text:p>
      <text:p text:style-name="Standard"/>
      <text:p text:style-name="Standard">Fonction colorerCase (entier val) : booléen </text:p>
      <text:p text:style-name="Standard">Début</text:p>
      <text:p text:style-name="Standard"><text:tab/>Si (valeur = 0 et (val = 1 ou val = 2)) alors</text:p>
      <text:p text:style-name="Standard"><text:tab/><text:tab/>valeur <text:span text:style-name="T1">←</text:span> val;<text:tab/></text:p>
      <text:p text:style-name="Standard"><text:tab/><text:tab/>Si (val = 1) alors</text:p>
      <text:p text:style-name="Standard"><text:tab/><text:tab/><text:tab/>Change couleur case en bleu;</text:p>
      <text:p text:style-name="Standard"><text:tab/><text:tab/>Sinon </text:p>
      <text:p text:style-name="Standard"><text:tab/><text:tab/><text:tab/>Change couleur case en rouge;</text:p>
      <text:p text:style-name="Standard"><text:tab/><text:tab/>FinSi</text:p>
      <text:p text:style-name="Standard"/>
      <text:p text:style-name="Standard"><text:tab/><text:tab/>retourner vrai;</text:p>
      <text:p text:style-name="Standard"><text:tab/>Sinon</text:p>
      <text:p text:style-name="Standard"><text:tab/><text:tab/>retourner faux;</text:p>
      <text:p text:style-name="Standard"><text:soft-page-break/><text:tab/>FinSi</text:p>
      <text:p text:style-name="Standard">Fin</text:p>
      <text:p text:style-name="Standard"/>
      <text:p text:style-name="Standard">Description : Cette méthode s'applique sur une case. Elle vérifie si cette dernière est bien de couleur blanche (valeur = 0) et que le paramètre entré est bien un de ceux attendu. Si c’est le cas, la case est colorée en fonction de la valeur donné et vrai est retourné. Sinon retourne faux.</text:p>
      <text:p text:style-name="Standard"/>
      <text:p text:style-name="Standard">Raisons : La case est bien colorée si cette dernière est de couleur blanche.</text:p>
      <text:p text:style-name="Standard"/>
      <text:p text:style-name="Standard">Complexité : O(1)</text:p>
      <text:p text:style-name="Standard"/>
      <text:p text:style-name="Standard">Efficacité : On ne peut pas avoir une meilleurs complexité.</text:p>
      <text:p text:style-name="Standard"/>
      <text:p text:style-name="Standard"/>
      <text:h text:style-name="Heading_20_2" text:outline-level="2">2. afficheComposante</text:h>
      <text:p text:style-name="Standard"/>
      <text:p text:style-name="Standard">Fonction afficheComposante(entier x, entier y)</text:p>
      <text:p text:style-name="Standard">Début</text:p>
      <text:p text:style-name="Standard"><text:tab/>Si(TCase[x+y*taille_].valeur != 0) alors</text:p>
      <text:p text:style-name="Standard"/>
      <text:p text:style-name="Standard"><text:tab/><text:tab/>entier tmp[];</text:p>
      <text:p text:style-name="Standard"><text:tab/><text:tab/>tmp.ajouter( TComp[x+y*taille_].all);</text:p>
      <text:p text:style-name="Standard"><text:tab/><text:tab/></text:p>
      <text:p text:style-name="Standard"><text:tab/><text:tab/>Pour i de 0 à 5</text:p>
      <text:p text:style-name="Standard"><text:tab/><text:tab/><text:tab/>Pour i de 0 à tmp.taille-1 faire</text:p>
      <text:p text:style-name="Standard"><text:tab/><text:tab/><text:tab/><text:tab/>Clignotement en vert de la case tmp[i] ;</text:p>
      <text:p text:style-name="Standard"><text:tab/><text:tab/><text:tab/>finPour</text:p>
      <text:p text:style-name="Standard"><text:tab/><text:tab/><text:tab/>Pause de 1 sec ;</text:p>
      <text:p text:style-name="Standard"><text:tab/><text:tab/>FinPour</text:p>
      <text:p text:style-name="Standard">Fin</text:p>
      <text:p text:style-name="Standard"/>
      <text:p text:style-name="Standard">Description : Si la case sélectionnée n’est pas blanche (valeur != 0) alors on récupère tous les éléments de la composante à laquelle la case appartient. Puis on fait clignoter en vert toutes les cases correspondantes. (ici 6 fois à intervalle de 1 sec)</text:p>
      <text:p text:style-name="Standard"/>
      <text:p text:style-name="Standard">C : nombre d’éléments dans la composante</text:p>
      <text:p text:style-name="Standard"/>
      <text:p text:style-name="Standard">Raison : On <text:s/>ne peut pas faire plus simple.</text:p>
      <text:p text:style-name="Standard">Complexité : O(C)</text:p>
      <text:p text:style-name="Standard"/>
      <text:p text:style-name="Standard">Efficacité : On est en O(C). Ce qui est une complexité relativement basse.</text:p>
      <text:h text:style-name="Heading_20_2" text:outline-level="2"><text:soft-page-break/>3. existeCheminCases</text:h>
      <text:p text:style-name="Standard"/>
      <text:p text:style-name="Standard">Fonction existeCheminCases(entier x, entier y, entier z, entier t) : booléen</text:p>
      <text:p text:style-name="Standard"/>
      <text:p text:style-name="P1"><text:tab/>Si(TComp[x+y*taille_] = TComp[z+t*taille_]) alors</text:p>
      <text:p text:style-name="P1"><text:tab/><text:tab/>retourner vrai ;</text:p>
      <text:p text:style-name="P1"><text:tab/>Sinon </text:p>
      <text:p text:style-name="P1"><text:tab/><text:tab/>retourner faux ;</text:p>
      <text:p text:style-name="P1"><text:tab/>FinSi</text:p>
      <text:p text:style-name="P1">Fin</text:p>
      <text:p text:style-name="P1"/>
      <text:p text:style-name="Standard"/>
      <text:p text:style-name="Standard">Description : Vérifie si les deux cases font partie de la même composante, si oui retourne vrai, retourne faux sinon.</text:p>
      <text:p text:style-name="Standard"/>
      <text:p text:style-name="Standard">Raisons : On retourne bien un booléen en fonction l'appartenance ou non à la même composante des deux cases.</text:p>
      <text:p text:style-name="Standard"/>
      <text:p text:style-name="Standard">Complexité : O(1)</text:p>
      <text:p text:style-name="Standard"/>
      <text:p text:style-name="Standard">Efficacité : On ne peut pas avoir une meilleurs complexité.</text:p>
      <text:p text:style-name="Standard"/>
      <text:h text:style-name="Heading_20_2" text:outline-level="2">4. relierCasesMin</text:h>
      <text:p text:style-name="Standard"/>
      <text:p text:style-name="Standard"/>
      <text:p text:style-name="Standard">Fonction relierCasesMin(entier x, entier y, entier z, entier t) : entier</text:p>
      <text:p text:style-name="Standard">Début</text:p>
      <text:p text:style-name="Standard"><text:tab/>Si(TCase[x+y*taille_].valeur = Tcase[z+t*taille_].valeur) alors</text:p>
      <text:p text:style-name="Standard"><text:tab/><text:tab/>entier compt ← 0;</text:p>
      <text:p text:style-name="Standard"><text:tab/><text:tab/>entier caseImp[];</text:p>
      <text:p text:style-name="Standard"><text:tab/><text:tab/>entier caseAct[];</text:p>
      <text:p text:style-name="Standard"><text:tab/><text:tab/>entier caseWait[];</text:p>
      <text:p text:style-name="Standard"/>
      <text:p text:style-name="Standard"><text:tab/><text:tab/>caseWait.add(x+y*taille);</text:p>
      <text:p text:style-name="Standard"><text:tab/><text:tab/>caseAct.add(x+y*taille);</text:p>
      <text:p text:style-name="Standard"><text:tab/><text:tab/>caseImp.add(x+y*taille);</text:p>
      <text:p text:style-name="Standard"/>
      <text:p text:style-name="Standard"><text:tab/><text:tab/>Tant que(caseWait.taille &gt; 0) faire</text:p>
      <text:p text:style-name="Standard"><text:tab/><text:tab/><text:tab/>caseAct.clear();</text:p>
      <text:p text:style-name="Standard"><text:tab/><text:tab/><text:tab/>caseAct.addAll(caseWait);</text:p>
      <text:p text:style-name="Standard"><text:tab/><text:tab/><text:tab/>caseWait.Clear();</text:p>
      <text:p text:style-name="Standard"><text:tab/><text:tab/><text:tab/>Pour a de 0 caseAct.taille faire</text:p>
      <text:p text:style-name="Standard"><text:tab/><text:tab/><text:tab/><text:tab/></text:p>
      <text:p text:style-name="Standard">Description : On effectue une recherche par « inondation ».</text:p>
      <text:p text:style-name="Standard"/>
      <text:p text:style-name="Standard"><text:soft-page-break/><text:tab/>La fonction vérifie que les deux cases sont bien de la même couleur. Si c’est le cas on instancie 3 tableau afin de stocker <text:bookmark text:name="_GoBack"/>les cases selon leur utilité - utile pour la boucle en cours → caseAct_, utile pour la boucle suivante → caseWait_ ou inutile pour la suite → caseImp_. </text:p>
      <text:p text:style-name="Standard"/>
      <text:p text:style-name="Standard"><text:tab/>Tant que caseWait_ à au moins 1 éléments, on met tous ses éléments dans caseAct_, puis pour chaque élément de caseAct_, on étudie toutes les cases autour d'elle de disponible. </text:p>
      <text:p text:style-name="Standard"><text:tab/>Si la case est de couleur adverse, on la rajoute a caseImp_. </text:p>
      <text:p text:style-name="Standard"><text:tab/>(1) Sinon si la case est blanche et que sa distance avec la case d'arrivé est de 0 on retourne le compteur incrémenté de 1, sinon si elle n'appartient pas déjà à caseImp_, on la rajoute dedans ainsi que dans <text:s/>caseWait_. </text:p>
      <text:p text:style-name="Standard"><text:tab/>Si la case est <text:s/>de la même couleur que les cases passées en paramètre alors, si elle n'appartient pas à caseImp_, on récupère tout les éléments de la composante dont elle appartient dans un tableau temporaire. Pour chaque élément de ce nouveau tableau, on vérifie qu'il n'est pas la case d'arrivé, si c'est le cas on retourne le compteur.</text:p>
      <text:p text:style-name="Standard"><text:tab/>Sinon on refait le point (1), et si la case est de couleur adverse on l'ajoute au tableau caseImp_ (si elle n'y est pas déjà). Puis on ajoute la case en cours de test à caseImp_.</text:p>
      <text:p text:style-name="Standard"><text:tab/>A la fin de la boucle Tant que on incrément le compteur de 1.</text:p>
      <text:p text:style-name="Standard"/>
      <text:p text:style-name="Standard">Complexité : </text:p>
      <text:p text:style-name="Standard"/>
      <text:p text:style-name="Standard">Raison : La nombre de cases à coloré afin de rejoindre les deux cases passées en paramètre est bien retourné si cela est possible. Retourne -1 sinon. </text:p>
      <text:p text:style-name="Standard"/>
      <text:p text:style-name="Standard">Efficacité :</text:p>
      <text:p text:style-name="Standard"/>
      <text:p text:style-name="Standard"/>
      <text:h text:style-name="Heading_20_2" text:outline-level="2">5. nombreEtoiles</text:h>
      <text:p text:style-name="Standard"/>
      <text:p text:style-name="Standard">Fonction nombreEtoiles(entier x, entier y) : entier</text:p>
      <text:p text:style-name="Standard">Début</text:p>
      <text:p text:style-name="Standard"><text:tab/>entier compt <text:span text:style-name="T1">←</text:span> 0;</text:p>
      <text:p text:style-name="Standard"><text:tab/>entier tmp[];</text:p>
      <text:p text:style-name="Standard"><text:tab/>tmp.ajouter( TComp[x+y*taille_].all);</text:p>
      <text:p text:style-name="Standard"/>
      <text:p text:style-name="Standard"><text:tab/>Pour i de 0 à tmp.taille-1 faire</text:p>
      <text:p text:style-name="Standard"><text:tab/><text:tab/>Si(TCase[tmp[i]].estBase) alors</text:p>
      <text:p text:style-name="Standard"><text:tab/><text:tab/><text:tab/>compt <text:span text:style-name="T1">←</text:span> compt +1;</text:p>
      <text:p text:style-name="Standard"><text:tab/><text:tab/>Finsi<text:tab/><text:tab/></text:p>
      <text:p text:style-name="Standard"><text:tab/>FinPour</text:p>
      <text:p text:style-name="Standard"><text:tab/>retourner compt;</text:p>
      <text:p text:style-name="Standard"><text:soft-page-break/>Fin</text:p>
      <text:p text:style-name="Standard"/>
      <text:p text:style-name="Standard">Description : Initialise un compteur à 0, puis récupère dans un tableau tous les éléments de la composante à laquelle la case sélectionnée appartient. Enfin incrémente le compteur de 1 pour chaque case étant une base.</text:p>
      <text:p text:style-name="Standard"/>
      <text:p text:style-name="Standard">C : nombre d’éléments dans la composante</text:p>
      <text:p text:style-name="Standard"/>
      <text:p text:style-name="Standard">Complexité : O(C) <text:s/></text:p>
      <text:p text:style-name="Standard"/>
      <text:p text:style-name="Standard">Raison : On retourne bien le nombre d'étoiles présentent dans la composante.</text:p>
      <text:p text:style-name="Standard"><text:line-break/>Efficacité : On est en O(C). Ce qui est une complexité relativement basse.</text:p>
      <text:p text:style-name="Standard"/>
      <text:h text:style-name="Heading_20_2" text:outline-level="2">6. afficheScore</text:h>
      <text:p text:style-name="Standard"><text:tab/></text:p>
      <text:p text:style-name="Standard">Fonction afficheScore()</text:p>
      <text:p text:style-name="Standard">Début</text:p>
      <text:p text:style-name="Standard"><text:tab/>Mise à jour graphique du score sur la fenêtre de jeu ;</text:p>
      <text:p text:style-name="Standard">Fin</text:p>
      <text:p text:style-name="Standard"/>
      <text:p text:style-name="Standard">Description : On met à jour l'affichage graphique du score en fonction des variables de score attribué à chaque joueur.</text:p>
      <text:p text:style-name="Standard"/>
      <text:p text:style-name="Standard">Raisons : L'affichage graphique du score des joueurs et bien mis à jour.</text:p>
      <text:p text:style-name="Standard"/>
      <text:p text:style-name="Standard">Complexité : O(1)</text:p>
      <text:p text:style-name="Standard"/>
      <text:p text:style-name="Standard">Efficacité : On ne peut pas avoir une meilleurs complexité.</text:p>
      <text:p text:style-name="Standard"/>
      <text:h text:style-name="Heading_20_2" text:outline-level="2">7. relieComposante</text:h>
      <text:p text:style-name="P2"/>
      <text:p text:style-name="P2">Fonction relieComposantes(entier x, entier y, entier coul) : entier []</text:p>
      <text:p text:style-name="P2">Début</text:p>
      <text:p text:style-name="P2"><text:tab/>Si(TCase[x+y*taille_].valeur = 0) alors</text:p>
      <text:p text:style-name="P2"><text:tab/><text:tab/>entier res[];</text:p>
      <text:p text:style-name="P2"><text:tab/><text:tab/>Pour chaque case 'c' autour de la case de coordonnées (x,y) faire</text:p>
      <text:p text:style-name="P2"><text:tab/><text:tab/><text:tab/>Si(c.valeur = coul) alors</text:p>
      <text:p text:style-name="P2"><text:tab/><text:tab/><text:tab/><text:tab/>booléen newComp ← vrai;<text:tab/></text:p>
      <text:p text:style-name="P2"><text:tab/><text:tab/><text:tab/><text:tab/>Pour i de 0 à res.taille-1 faire</text:p>
      <text:p text:style-name="P2"><text:tab/><text:tab/><text:tab/><text:tab/><text:tab/>Si(TComp[c] = Tcomp[res[i]]) alors</text:p>
      <text:p text:style-name="P2"><text:soft-page-break/><text:tab/><text:tab/><text:tab/><text:tab/><text:tab/><text:tab/>newComp ← faux;</text:p>
      <text:p text:style-name="P2"><text:tab/><text:tab/><text:tab/><text:tab/><text:tab/>FinSi</text:p>
      <text:p text:style-name="P2"><text:tab/><text:tab/><text:tab/><text:tab/>FinPour</text:p>
      <text:p text:style-name="P2"><text:tab/><text:tab/><text:tab/><text:tab/>Si(newComp) alors</text:p>
      <text:p text:style-name="P2"><text:tab/><text:tab/><text:tab/><text:tab/><text:tab/>res.ajouter(c) ;</text:p>
      <text:p text:style-name="P2"><text:tab/><text:tab/><text:tab/><text:tab/>FinSi</text:p>
      <text:p text:style-name="P2"><text:tab/><text:tab/><text:tab/>FinSi</text:p>
      <text:p text:style-name="P2"><text:tab/><text:tab/>FinPour</text:p>
      <text:p text:style-name="P2"><text:tab/>FinSi</text:p>
      <text:p text:style-name="P2"><text:tab/>retourner res ;</text:p>
      <text:p text:style-name="P2">Fin</text:p>
      <text:p text:style-name="Standard"/>
      <text:p text:style-name="Standard">Description : On vérifie que la case sélectionné est bien de blanche. Si c'est le cas pour toutes les cases autour de la case sélectionnée on vérifie si elles sont bien de la couleur souhaité. Si c'est le cas on récupère leur composante et si cette dernière n'est pas déjà dans le tableau de retour on l'y ajoute.</text:p>
      <text:p text:style-name="Standard"/>
      <text:p text:style-name="Standard">Raisons : L'algorithme test bien si la coloration de la case (x, y) en couleur coul relie plusieurs composantes, et les retourne dans un tableau si c'est le cas.</text:p>
      <text:p text:style-name="Standard"/>
      <text:p text:style-name="Standard">Complexité : O(1)</text:p>
      <text:p text:style-name="Standard"/>
      <text:p text:style-name="Standard">Efficacité : On ne peut pas avoir une meilleurs complexité.</text:p>
      <text:p text:style-name="Standard"/>
      <text:h text:style-name="Heading_20_2" text:outline-level="2">8. joueDeuxHumains</text:h>
      <text:p text:style-name="Standard">Rappel : si joueur = 1 → coloration bleu ; si joueur = 2 → coloration rouge</text:p>
      <text:p text:style-name="Standard"><text:tab/> <text:s text:c="3"/>colorerCase() retourne un booléen</text:p>
      <text:p text:style-name="Standard"><text:tab/> <text:s text:c="3"/>listeCoup : tableau contenant tous les coups joués </text:p>
      <text:p text:style-name="Standard"><text:tab/> <text:s text:c="2"/>testFinPartie() : fonction vérifiant toutes les conditions de fin de partie. Si c'est le cas affiche un message en conséquence, sinon la fonction continue de se dérouler.</text:p>
      <text:list xml:id="list8826452452313924976" text:style-name="L2">
        <text:list-item>
          <text:list>
            <text:list-item>
              <text:p text:style-name="P10">coordCliqueX → coordonnée x du clique de souris;</text:p>
            </text:list-item>
            <text:list-item>
              <text:p text:style-name="P10">coordCliqueY → coordonnée y du clique de souris;</text:p>
            </text:list-item>
            <text:list-item>
              <text:p text:style-name="P10">coordCliqueTab → coordCliqueX+coordCliqueY*taille_</text:p>
            </text:list-item>
          </text:list>
        </text:list-item>
      </text:list>
      <text:p text:style-name="Standard"/>
      <text:p text:style-name="Standard"/>
      <text:p text:style-name="Standard">Fonction joueDeuxHumains()</text:p>
      <text:p text:style-name="Standard">Début</text:p>
      <text:p text:style-name="Standard"><text:tab/>Pour chaque clique de souris sur la grille faire</text:p>
      <text:p text:style-name="Standard"><text:tab/><text:tab/>Si(TCase[coordCliqueTab].colorerCase(joueur)) alors</text:p>
      <text:p text:style-name="Standard"><text:tab/><text:tab/><text:tab/>listeCoup.ajouter(coordCliqueTab);</text:p>
      <text:p text:style-name="Standard"><text:tab/><text:tab/><text:tab/>entier tmp[] ← relieComposante(coordCliqueTab, joueur);</text:p>
      <text:p text:style-name="Standard"><text:tab/><text:tab/><text:tab/>Pour i de 0 à tmp.taille–1 faire</text:p>
      <text:p text:style-name="Standard"><text:tab/><text:tab/><text:tab/><text:tab/>union(TComp[tmp[i]], Tcomp[coordCliqueTab]);</text:p>
      <text:p text:style-name="Standard"><text:soft-page-break/><text:tab/><text:tab/><text:tab/>FinPour</text:p>
      <text:p text:style-name="Standard"><text:tab/><text:tab/><text:tab/>entier scoreTmp ← nombreEtoiles(coordCliqueTab);</text:p>
      <text:p text:style-name="Standard"><text:tab/><text:tab/><text:tab/>Si(joueur = 1) alors</text:p>
      <text:p text:style-name="Standard"><text:tab/><text:tab/><text:tab/><text:tab/>Si(scoreTmp &gt; 1 et scoreTmp &gt; scoreJ1) alors</text:p>
      <text:p text:style-name="Standard"><text:tab/><text:tab/><text:tab/><text:tab/><text:tab/>scoreJ1 ← scoreTmp;</text:p>
      <text:p text:style-name="Standard"><text:tab/><text:tab/><text:tab/><text:tab/><text:tab/>afficheScores();</text:p>
      <text:p text:style-name="Standard"><text:tab/><text:tab/><text:tab/><text:tab/><text:tab/>Si(scoreJ1 &gt; scoreJ2) alors</text:p>
      <text:p text:style-name="Standard"><text:tab/><text:tab/><text:tab/><text:tab/><text:tab/><text:tab/>victoireJ1 ← vrai; victoireJ2 ← faux;</text:p>
      <text:p text:style-name="Standard"><text:tab/><text:tab/><text:tab/><text:tab/><text:tab/>FinSi</text:p>
      <text:p text:style-name="Standard"><text:tab/><text:tab/><text:tab/><text:tab/>FinSi</text:p>
      <text:p text:style-name="Standard"><text:tab/><text:tab/><text:tab/><text:tab/>joueur ← joueur + 1;</text:p>
      <text:p text:style-name="Standard"><text:tab/><text:tab/><text:tab/>Sinon Si (joueur = 2) alors</text:p>
      <text:p text:style-name="Standard"><text:tab/><text:tab/><text:tab/><text:tab/>Si(scoreTmp &gt; 1 et scoreTmp &gt; scoreJ2) alors</text:p>
      <text:p text:style-name="Standard"><text:tab/><text:tab/><text:tab/><text:tab/><text:tab/>scoreJ2 ← scoreTmp;</text:p>
      <text:p text:style-name="Standard"><text:tab/><text:tab/><text:tab/><text:tab/><text:tab/>afficheScores();</text:p>
      <text:p text:style-name="Standard"><text:tab/><text:tab/><text:tab/><text:tab/><text:tab/>Si(scoreJ2 &gt; scoreJ1) alors</text:p>
      <text:p text:style-name="Standard"><text:tab/><text:tab/><text:tab/><text:tab/><text:tab/><text:tab/>victoireJ2 ← vrai; victoireJ1 ← faux;</text:p>
      <text:p text:style-name="Standard"><text:tab/><text:tab/><text:tab/><text:tab/><text:tab/>FinSi</text:p>
      <text:p text:style-name="Standard"><text:tab/><text:tab/><text:tab/><text:tab/>FinSi</text:p>
      <text:p text:style-name="Standard"><text:tab/><text:tab/><text:tab/><text:tab/>joueur ← joueur - 1;</text:p>
      <text:p text:style-name="Standard"><text:tab/><text:tab/><text:tab/>FinSi</text:p>
      <text:p text:style-name="Standard"><text:tab/><text:tab/><text:tab/>testFinPartie();</text:p>
      <text:p text:style-name="Standard"><text:tab/><text:tab/>Sinon</text:p>
      <text:p text:style-name="Standard"><text:tab/><text:tab/><text:tab/>affiche message d'erreur;</text:p>
      <text:p text:style-name="Standard"><text:tab/><text:tab/>FinSi</text:p>
      <text:p text:style-name="Standard"><text:tab/>FinPour</text:p>
      <text:p text:style-name="Standard">Fin</text:p>
      <text:p text:style-name="Standard"/>
      <text:p text:style-name="Standard">Description : A chaque clique de souris dans le tableau, la fonction va dans un premier temps vérifier que la case sélectionné est bien de couleur blanche. Si ce n'est pas le cas retourne un message d'erreur. Sinon, on récupère toutes les composantes autour de la case est on fait l'union autant de fois que nécessaire. </text:p>
      <text:p text:style-name="Standard"><text:tab/>Par la suite, on récupère le nombre de base appartenant à la nouvelle composante. Si il est supérieur au score actuelle du joueur cela devient son nouveau score. Si il est supérieur au score du joueur adverse, le joueur devient le gagnant.</text:p>
      <text:p text:style-name="Standard"><text:tab/>Pour finir on vérifie les conditions de fin de partie, si elles ne sont pas respecté on passe au tour suivant.</text:p>
      <text:p text:style-name="Standard"><text:tab/><text:tab/><text:tab/></text:p>
      <text:p text:style-name="Standard">Raisons : Chaque joueur joue bien chacun son tour et un message d'erreur est affiché si le joueur tente de coloré une case non blanche. Sinon les coordonnées de la case sont bien récupérés. Le jeu s'arrête bien si les conditions d'arrêt sont respectées. </text:p>
      <text:p text:style-name="Standard"/>
      <text:p text:style-name="Standard">Complexité : O(nbCoup)</text:p>
      <text:p text:style-name="Standard"/>
      <text:p text:style-name="Standard">nbCoup étant l'addition du nombre de coup fait par les deux joueurs.</text:p>
      <text:p text:style-name="Standard"><text:soft-page-break/></text:p>
      <text:p text:style-name="Standard">Efficacité : C'est une complexité relativement basse.</text:p>
      <text:p text:style-name="Standard"/>
      <text:h text:style-name="Heading_20_2" text:outline-level="2">9. evaluerCaseZ</text:h>
      <text:list xml:id="list4681071396601236674" text:style-name="L1">
        <text:list-item>
          <text:list>
            <text:list-item>
              <text:p text:style-name="P9">evaluerCase1</text:p>
            </text:list-item>
          </text:list>
        </text:list-item>
      </text:list>
      <text:p text:style-name="Standard"/>
      <text:p text:style-name="Standard">Fonction evaluerCase1(entier x, entier y, entier j) : entier</text:p>
      <text:p text:style-name="Standard">Début</text:p>
      <text:p text:style-name="Standard"><text:tab/>Si(j = 1) alors</text:p>
      <text:p text:style-name="Standard"><text:tab/><text:tab/>Si(TCase[x+y*taille_.valeur != 0) alors</text:p>
      <text:p text:style-name="Standard"><text:tab/><text:tab/><text:tab/>retourner taille_;</text:p>
      <text:p text:style-name="Standard"><text:tab/><text:tab/>Sinon</text:p>
      <text:p text:style-name="Standard"><text:tab/><text:tab/><text:tab/>retourner distanceCase(x, y, xCentreJ1, yCentreJ1);</text:p>
      <text:p text:style-name="Standard"><text:tab/><text:tab/>FinSi</text:p>
      <text:p text:style-name="Standard"><text:tab/>Sinon si (j = 2) alors</text:p>
      <text:p text:style-name="Standard"><text:tab/><text:tab/>Si(TCase[x+y*taille_.valeur != 0) alors</text:p>
      <text:p text:style-name="Standard"><text:tab/><text:tab/><text:tab/>retourner taille_;</text:p>
      <text:p text:style-name="Standard"><text:tab/><text:tab/>Sinon</text:p>
      <text:p text:style-name="Standard"><text:tab/><text:tab/><text:tab/>retourner distanceCase(x, y, xCentreJ1, yCentreJ1);</text:p>
      <text:p text:style-name="Standard"><text:tab/><text:tab/>FinSi</text:p>
      <text:p text:style-name="Standard"><text:tab/>FinSi</text:p>
      <text:p text:style-name="Standard"><text:tab/>retourner taille_;</text:p>
      <text:p text:style-name="Standard">Fin</text:p>
      <text:p text:style-name="Standard"/>
      <text:p text:style-name="Standard">Description : On regarde si le joueur passé en paramètre correspond bien à un des deux joueurs de la partie. Si c'est le cas, on regarde si la case passée en paramètre est bien de couleur blanche. Si oui, en fonction du joueur on calcul la distance entre la case et le centre de masse du joueur. Sinon on retourne taille_ (car c'est impossible que deux case soient espacé de plus de taille_ - 2). Sinon on retourne également taille_.</text:p>
      <text:p text:style-name="Standard"/>
      <text:p text:style-name="Standard">Raison : L'algorithme retourne bien la distance entre la case sélectionnée et le centre de masse du joueur mit en paramètre.</text:p>
      <text:p text:style-name="Standard"/>
      <text:p text:style-name="Standard">Complexité : O(1).</text:p>
      <text:p text:style-name="Standard"/>
      <text:p text:style-name="Standard">Efficacité : On ne peut pas avoir une meilleurs complexité.</text:p>
      <text:p text:style-name="Standard"/>
      <text:h text:style-name="Heading_20_2" text:outline-level="2">10. joueOrdiHumain</text:h>
      <text:p text:style-name="Standard">Rappel : la fonction trouverCase1() cherche pour toutes les cases du tableau quelle est la case la plus intéressante à jouer selon evaluerCase1().</text:p>
      <text:p text:style-name="Standard"/>
      <text:p text:style-name="Standard">Fonction joueOrdiHumain()</text:p>
      <text:p text:style-name="Standard"><text:soft-page-break/>Début</text:p>
      <text:p text:style-name="Standard"><text:tab/>Pour chaque clique de souris sur la grille faire</text:p>
      <text:p text:style-name="Standard"><text:tab/><text:tab/>Si(TCase[coordCliqueTab].colorerCase(1)) alors</text:p>
      <text:p text:style-name="Standard"><text:tab/><text:tab/><text:tab/>listeCoup.ajouter(coordCliqueTab);</text:p>
      <text:p text:style-name="Standard"><text:tab/><text:tab/><text:tab/>entier tmp[] ← relieComposante(coordCliqueTab, 1);</text:p>
      <text:p text:style-name="Standard"><text:tab/><text:tab/><text:tab/>Pour i de 0 à tmp.taille–1 faire</text:p>
      <text:p text:style-name="Standard"><text:tab/><text:tab/><text:tab/><text:tab/>union(TComp[tmp[i]], TComp[coordCliqueTab]);</text:p>
      <text:p text:style-name="Standard"><text:tab/><text:tab/><text:tab/>FinPour</text:p>
      <text:p text:style-name="Standard"><text:tab/><text:tab/><text:tab/>entier scoreTmp ← nombreEtoiles(coordCliqueTab);</text:p>
      <text:p text:style-name="Standard"><text:tab/><text:tab/><text:tab/>Si(scoreTmp &gt; 1 et scoreTmp &gt; scoreJ1) alors</text:p>
      <text:p text:style-name="Standard"><text:tab/><text:tab/><text:tab/><text:tab/>scoreJ1 ← scoreTmp;</text:p>
      <text:p text:style-name="Standard"><text:tab/><text:tab/><text:tab/><text:tab/>afficheScores();</text:p>
      <text:p text:style-name="Standard"><text:tab/><text:tab/><text:tab/><text:tab/>Si(scoreJ1 &gt; scoreJ2) alors</text:p>
      <text:p text:style-name="Standard"><text:tab/><text:tab/><text:tab/><text:tab/><text:tab/>victoireJ1 ← vrai; victoireJ2 ← faux;</text:p>
      <text:p text:style-name="Standard"><text:tab/><text:tab/><text:tab/><text:tab/>FinSi</text:p>
      <text:p text:style-name="Standard"><text:tab/><text:tab/><text:tab/>FinSi</text:p>
      <text:p text:style-name="Standard"><text:tab/><text:tab/><text:tab/>joueur ← joueur + 1;</text:p>
      <text:p text:style-name="Standard"/>
      <text:p text:style-name="Standard"><text:tab/><text:tab/><text:tab/>Si(non testFinPartie()) alors</text:p>
      <text:p text:style-name="Standard"><text:tab/><text:tab/><text:tab/><text:tab/>entier coupOrdi = trouverCase1(2);</text:p>
      <text:p text:style-name="Standard"><text:tab/><text:tab/><text:tab/><text:tab/>TCase[coupOrdi].colorerCase(2);</text:p>
      <text:p text:style-name="Standard"><text:tab/><text:tab/><text:tab/><text:tab/>listeCoup.ajouter(coupOrdi);</text:p>
      <text:p text:style-name="Standard"><text:tab/><text:tab/><text:tab/><text:tab/>tmp.clear();</text:p>
      <text:p text:style-name="Standard"><text:tab/><text:tab/><text:tab/><text:tab/>tmp.add(relieComposante(coordCliqueTab, 2) ;</text:p>
      <text:p text:style-name="Standard"><text:tab/><text:tab/><text:tab/><text:tab/>Pour i de 0 à tmp.taille-1 faire</text:p>
      <text:p text:style-name="Standard"><text:tab/><text:tab/><text:tab/><text:tab/><text:tab/>union(TComp[tmp[i], TComp[coordCliqueTab]);</text:p>
      <text:p text:style-name="Standard"><text:tab/><text:tab/><text:tab/><text:tab/>FinPour</text:p>
      <text:p text:style-name="Standard"><text:tab/><text:tab/><text:tab/><text:tab/>scoreTmp ← nombreEtoiles(coupOrdi);</text:p>
      <text:p text:style-name="Standard"><text:tab/><text:tab/><text:tab/><text:tab/>Si(scoreTmp &gt; 1 et scoreTmp &gt; scoreJ2) alors</text:p>
      <text:p text:style-name="Standard"><text:tab/><text:tab/><text:tab/><text:tab/><text:tab/>scoreJ2 ← scoreTmp;</text:p>
      <text:p text:style-name="Standard"><text:tab/><text:tab/><text:tab/><text:tab/><text:tab/>afficheScores();</text:p>
      <text:p text:style-name="Standard"><text:tab/><text:tab/><text:tab/><text:tab/><text:tab/>Si(scoreJ2 &gt; scoreJ1) alors</text:p>
      <text:p text:style-name="Standard"><text:tab/><text:tab/><text:tab/><text:tab/><text:tab/><text:tab/>victoireJ2 ← vrai; victoireJ1 ← faux;</text:p>
      <text:p text:style-name="Standard"><text:tab/><text:tab/><text:tab/><text:tab/><text:tab/>FinSi</text:p>
      <text:p text:style-name="Standard"><text:tab/><text:tab/><text:tab/><text:tab/>FinSi</text:p>
      <text:p text:style-name="Standard"><text:tab/><text:tab/><text:tab/><text:tab/>joueur ← joueur – 1;</text:p>
      <text:p text:style-name="Standard"><text:tab/><text:tab/><text:tab/><text:tab/>testFinPartie();</text:p>
      <text:p text:style-name="Standard"><text:tab/><text:tab/><text:tab/>FinSi</text:p>
      <text:p text:style-name="Standard"><text:tab/><text:tab/>Sinon</text:p>
      <text:p text:style-name="Standard"><text:tab/><text:tab/><text:tab/>affiche message d'erreur;</text:p>
      <text:p text:style-name="Standard"><text:tab/><text:tab/>FinSi</text:p>
      <text:p text:style-name="Standard"><text:tab/>FinPour</text:p>
      <text:p text:style-name="Standard">Fin</text:p>
      <text:p text:style-name="Standard"/>
      <text:p text:style-name="Standard">Description : A chaque clique de souris dans le tableau, la fonction va dans un premier temps vérifier que la case sélectionné est bien de couleur blanche. Si ce n'est pas le cas retourne un message d'erreur. (/1)Sinon, on <text:soft-page-break/>récupère toutes les composantes de même couleur que le joueur autour de la case est on fait l'union autant de fois que nécessaire. </text:p>
      <text:p text:style-name="Standard"><text:tab/>Par la suite, on récupère le nombre de base appartenant à la nouvelle composante. Si il est supérieur au score actuelle du joueur cela devient son nouveau score. Si il est supérieur au score de l'ordinateur, le joueur devient le gagnant.</text:p>
      <text:p text:style-name="Standard"><text:tab/>On vérifie par la suite les conditions de fin de partie(1/). Si elle ne sont pas respecté, on récupère le meilleurs coup à jouer pour l'ordinateur selon trouverCase1(), puis on réitère le point (1) pour l'ordinateur cette fois là.</text:p>
      <text:p text:style-name="Standard"/>
      <text:p text:style-name="Standard">Raison : Le joueur puis l'ordinateur jouent bien chacun leur tour et un message d'erreur est affiché si le joueur tente de coloré une case non blanche. Sinon les coordonnées de la case sont bien récupérés. Le jeu s'arrête bien si les conditions d'arrêt sont respectées. Tandis que l'ordinateur n'essayera jamais de coloré une case non blanche.</text:p>
      <text:p text:style-name="Standard"/>
      <text:p text:style-name="Standard">Complexité : O(nbCoup*taille_) ;</text:p>
      <text:p text:style-name="Standard">nbCoup étant le nombre de coup joué par le joueur</text:p>
      <text:p text:style-name="Standard"/>
      <text:p text:style-name="Standard">Efficacité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1" svg:font-family="Wingdings" style:font-charset="x-symbol"/>
    <style:font-face style:name="Consolas" svg:font-family="Consolas, 'Liberation Mono', Menlo, Courier, monospace"/>
    <style:font-face style:name="OpenSymbol" svg:font-family="Open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Wingdings" svg:font-family="Wingdings"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03%" fo:text-align="justify" style:justify-single-word="false" fo:orphans="2" fo:widows="2" fo:hyphenation-ladder-count="no-limit" style:vertical-align="baseline" style:writing-mode="lr-tb"/>
      <style:text-properties style:font-name="DejaVu Sans" fo:font-size="12pt" style:letter-kerning="true" style:font-name-asian="DejaVu Sans3" style:font-size-asian="12pt" style:font-name-complex="DejaVu Sans3"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423cm" fo:keep-together="always" fo:keep-with-next="always"/>
      <style:text-properties fo:font-size="16pt" style:font-name-asian="Calibri1" style:font-size-asian="16pt" style:font-name-complex="Tahoma" style:font-size-complex="16pt"/>
    </style:style>
    <style:style style:name="Heading_20_2" style:display-name="Heading 2" style:family="paragraph" style:parent-style-name="Standard" style:next-style-name="Standard" style:default-outline-level="2" style:list-style-name="" style:class="text">
      <style:paragraph-properties loext:contextual-spacing="false" fo:margin-top="0.423cm" fo:margin-bottom="0.423cm" fo:keep-together="always" fo:keep-with-next="always"/>
      <style:text-properties fo:font-size="14pt" style:font-name-asian="Calibri1" style:font-size-asian="14pt" style:font-name-complex="Tahoma" style:font-size-complex="13pt"/>
    </style:style>
    <style:style style:name="Title" style:family="paragraph" style:parent-style-name="Standard" style:next-style-name="Standard" style:default-outline-level="" style:class="chapter">
      <style:paragraph-properties loext:contextual-spacing="true" fo:margin-top="0cm" fo:margin-bottom="0cm"/>
      <style:text-properties fo:font-size="16pt" fo:letter-spacing="normal" style:letter-kerning="true" style:font-name-asian="Calibri1" style:font-size-asian="16pt" style:font-name-complex="Tahoma"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DejaVu Sans" fo:font-size="16pt" fo:letter-spacing="normal" style:letter-kerning="true" style:font-name-asian="Calibri1" style:font-size-asian="16pt" style:font-name-complex="Tahoma" style:font-size-complex="28pt"/>
    </style:style>
    <style:style style:name="Titre_20_2_20_Car" style:display-name="Titre 2 Car" style:family="text" style:parent-style-name="Default_20_Paragraph_20_Font">
      <style:text-properties style:font-name="DejaVu Sans" fo:font-size="14pt" style:font-name-asian="Calibri1" style:font-size-asian="14pt" style:font-name-complex="Tahoma" style:font-size-complex="13pt"/>
    </style:style>
    <style:style style:name="Titre_20_1_20_Car" style:display-name="Titre 1 Car" style:family="text" style:parent-style-name="Default_20_Paragraph_20_Font">
      <style:text-properties style:font-name="DejaVu Sans" fo:font-size="16pt" style:font-name-asian="Calibri1" style:font-size-asian="16pt" style:font-name-complex="Tahoma" style:font-size-complex="16pt"/>
    </style:style>
    <style:style style:name="ListLabel_20_1" style:display-name="ListLabel 1" style:family="text">
      <style:text-properties style:font-name-asian="Calibri1" style:font-name-complex="DejaVu Sans3"/>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DejaVu Sans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DejaVu Sans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ronn</meta:initial-creator>
    <meta:editing-cycles>80</meta:editing-cycles>
    <meta:creation-date>2016-12-01T19:54:00</meta:creation-date>
    <dc:date>2016-12-03T17:20:28.72</dc:date>
    <meta:editing-duration>PT9H2M48S</meta:editing-duration>
    <meta:generator>OpenOffice/4.1.2$Win32 OpenOffice.org_project/412m3$Build-9782</meta:generator>
    <meta:document-statistic meta:table-count="0" meta:image-count="0" meta:object-count="0" meta:page-count="11" meta:paragraph-count="274" meta:word-count="2119" meta:character-count="134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